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8:44:57.588172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9T19:15:55.018980593</dc:date>
    <meta:editing-duration>PT11H27M1S</meta:editing-duration>
    <meta:editing-cycles>269</meta:editing-cycles>
    <meta:generator>LibreOffice/7.1.3.2$Linux_X86_64 LibreOffice_project/10$Build-2</meta:generator>
    <meta:document-statistic meta:table-count="8" meta:cell-count="1040" meta:object-count="0"/>
  </office:meta>
</office:document-meta>
</file>